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"/>
    <style:style style:name="ce3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number-columns-repeated="5" table:default-cell-style-name="ce2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float" office:value="1.94519098061692">
            <text:p>1.945191</text:p>
          </table:table-cell>
          <table:table-cell table:style-name="ce1" office:value-type="float" office:value="1.01607243033907">
            <text:p>1.016072</text:p>
          </table:table-cell>
          <table:table-cell table:style-name="ce1" office:value-type="float" office:value="1.01688601243092">
            <text:p>1.016886</text:p>
          </table:table-cell>
          <table:table-cell table:style-name="ce1" office:value-type="float" office:value="1000">
            <text:p>1000.000000</text:p>
          </table:table-cell>
          <table:table-cell table:style-name="ce1" table:number-columns-repeated="4"/>
          <table:table-cell>
            <draw:frame table:end-cell-address="Sheet1.O41" table:end-x="2.091cm" table:end-y="0.087cm" draw:z-index="0" draw:style-name="gr1" svg:width="15.472cm" svg:height="18.071cm" svg:x="0.167cm" svg:y="0.1cm">
              <draw:object draw:notify-on-update-of-ranges="Sheet1.E3:Sheet1.E82 Sheet1.F2:Sheet1.F2 Sheet1.F3:Sheet1.F82 Sheet1.G2:Sheet1.G2 Sheet1.G3:Sheet1.G82 Sheet1.H2:Sheet1.H2 Sheet1.H3:Sheet1.H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CMax</text:p>
          </table:table-cell>
          <table:table-cell table:style-name="ce1" office:value-type="string">
            <text:p><text:s/>n</text:p>
          </table:table-cell>
          <table:table-cell table:style-name="ce1" office:value-type="string">
            <text:p><text:s/>B</text:p>
          </table:table-cell>
          <table:table-cell table:style-name="ce1" office:value-type="string">
            <text:p><text:s/>mean</text:p>
          </table:table-cell>
          <table:table-cell table:style-name="ce1" office:value-type="string">
            <text:p><text:s/>sd</text:p>
          </table:table-cell>
          <table:table-cell table:style-name="ce1" office:value-type="string">
            <text:p><text:s/>R1</text:p>
          </table:table-cell>
          <table:table-cell table:style-name="ce1" office:value-type="string">
            <text:p><text:s/>R2</text:p>
          </table:table-cell>
          <table:table-cell table:style-name="ce1" office:value-type="string">
            <text:p>R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.03442959000289">
            <text:p>1.03442959</text:p>
          </table:table-cell>
          <table:table-cell office:value-type="float" office:value="1.02514897633923">
            <text:p>1.02514898</text:p>
          </table:table-cell>
          <table:table-cell office:value-type="float" office:value="1.00165841655448">
            <text:p>1.0016584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.06859455067402">
            <text:p>1.06859455</text:p>
          </table:table-cell>
          <table:table-cell office:value-type="float" office:value="1.0480000043555">
            <text:p>1.04800000</text:p>
          </table:table-cell>
          <table:table-cell office:value-type="float" office:value="1.00382927834143">
            <text:p>1.0038292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.10381759049569">
            <text:p>1.10381759</text:p>
          </table:table-cell>
          <table:table-cell office:value-type="float" office:value="1.06990720450759">
            <text:p>1.06990720</text:p>
          </table:table-cell>
          <table:table-cell office:value-type="float" office:value="1.00499539500588">
            <text:p>1.0049954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.13478925006361">
            <text:p>1.13478925</text:p>
          </table:table-cell>
          <table:table-cell office:value-type="float" office:value="1.08670318941484">
            <text:p>1.08670319</text:p>
          </table:table-cell>
          <table:table-cell office:value-type="float" office:value="1.00567885088584">
            <text:p>1.0056788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.17224559362999">
            <text:p>1.17224559</text:p>
          </table:table-cell>
          <table:table-cell office:value-type="float" office:value="1.10252091202638">
            <text:p>1.10252091</text:p>
          </table:table-cell>
          <table:table-cell office:value-type="float" office:value="1.00684051285243">
            <text:p>1.0068405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.20733565278593">
            <text:p>1.20733565</text:p>
          </table:table-cell>
          <table:table-cell office:value-type="float" office:value="1.12017018758967">
            <text:p>1.12017019</text:p>
          </table:table-cell>
          <table:table-cell office:value-type="float" office:value="1.00734618376889">
            <text:p>1.0073461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.24132370840708">
            <text:p>1.24132371</text:p>
          </table:table-cell>
          <table:table-cell office:value-type="float" office:value="1.12725408307832">
            <text:p>1.12725408</text:p>
          </table:table-cell>
          <table:table-cell office:value-type="float" office:value="1.00831982541149">
            <text:p>1.0083198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.27597512974117">
            <text:p>1.27597513</text:p>
          </table:table-cell>
          <table:table-cell office:value-type="float" office:value="1.13951281983935">
            <text:p>1.13951282</text:p>
          </table:table-cell>
          <table:table-cell office:value-type="float" office:value="1.00945454154713">
            <text:p>1.0094545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.31393302785258">
            <text:p>1.31393303</text:p>
          </table:table-cell>
          <table:table-cell office:value-type="float" office:value="1.14882967967123">
            <text:p>1.14882968</text:p>
          </table:table-cell>
          <table:table-cell office:value-type="float" office:value="1.01076297328734">
            <text:p>1.0107629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.34965295918991">
            <text:p>1.34965296</text:p>
          </table:table-cell>
          <table:table-cell office:value-type="float" office:value="1.15294309893202">
            <text:p>1.15294310</text:p>
          </table:table-cell>
          <table:table-cell office:value-type="float" office:value="1.01158127191321">
            <text:p>1.0115812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.38223201487522">
            <text:p>1.38223201</text:p>
          </table:table-cell>
          <table:table-cell office:value-type="float" office:value="1.15736600999053">
            <text:p>1.15736601</text:p>
          </table:table-cell>
          <table:table-cell office:value-type="float" office:value="1.01188386825881">
            <text:p>1.0118838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.41720293550122">
            <text:p>1.41720294</text:p>
          </table:table-cell>
          <table:table-cell office:value-type="float" office:value="1.15734717835891">
            <text:p>1.15734718</text:p>
          </table:table-cell>
          <table:table-cell office:value-type="float" office:value="1.01289683103112">
            <text:p>1.0128968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.4560113477175">
            <text:p>1.45601135</text:p>
          </table:table-cell>
          <table:table-cell office:value-type="float" office:value="1.15607078320757">
            <text:p>1.15607078</text:p>
          </table:table-cell>
          <table:table-cell office:value-type="float" office:value="1.01336766953655">
            <text:p>1.0133676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.49313848755571">
            <text:p>1.49313849</text:p>
          </table:table-cell>
          <table:table-cell office:value-type="float" office:value="1.15166696448965">
            <text:p>1.15166696</text:p>
          </table:table-cell>
          <table:table-cell office:value-type="float" office:value="1.0144385504504">
            <text:p>1.0144385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.52047770741634">
            <text:p>1.52047771</text:p>
          </table:table-cell>
          <table:table-cell office:value-type="float" office:value="1.14710956529512">
            <text:p>1.14710957</text:p>
          </table:table-cell>
          <table:table-cell office:value-type="float" office:value="1.01535591460887">
            <text:p>1.0153559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.55862625302368">
            <text:p>1.55862625</text:p>
          </table:table-cell>
          <table:table-cell office:value-type="float" office:value="1.13795428987121">
            <text:p>1.13795429</text:p>
          </table:table-cell>
          <table:table-cell office:value-type="float" office:value="1.01545385189245">
            <text:p>1.0154538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.58751772091748">
            <text:p>1.58751772</text:p>
          </table:table-cell>
          <table:table-cell office:value-type="float" office:value="1.12855876791781">
            <text:p>1.12855877</text:p>
          </table:table-cell>
          <table:table-cell office:value-type="float" office:value="1.01582581080373">
            <text:p>1.0158258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.62107669843404">
            <text:p>1.62107670</text:p>
          </table:table-cell>
          <table:table-cell office:value-type="float" office:value="1.12383861618515">
            <text:p>1.12383862</text:p>
          </table:table-cell>
          <table:table-cell office:value-type="float" office:value="1.01639049019968">
            <text:p>1.0163904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.64420669897367">
            <text:p>1.64420670</text:p>
          </table:table-cell>
          <table:table-cell office:value-type="float" office:value="1.11466482639294">
            <text:p>1.11466483</text:p>
          </table:table-cell>
          <table:table-cell office:value-type="float" office:value="1.01637480613416">
            <text:p>1.0163748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.66656971510562">
            <text:p>1.66656972</text:p>
          </table:table-cell>
          <table:table-cell office:value-type="float" office:value="1.10423372155059">
            <text:p>1.10423372</text:p>
          </table:table-cell>
          <table:table-cell office:value-type="float" office:value="1.01778342851848">
            <text:p>1.0177834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.69625193404199">
            <text:p>1.69625193</text:p>
          </table:table-cell>
          <table:table-cell office:value-type="float" office:value="1.09850358879658">
            <text:p>1.09850359</text:p>
          </table:table-cell>
          <table:table-cell office:value-type="float" office:value="1.01768640343138">
            <text:p>1.0176864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.71200781736495">
            <text:p>1.71200782</text:p>
          </table:table-cell>
          <table:table-cell office:value-type="float" office:value="1.08905190529946">
            <text:p>1.08905191</text:p>
          </table:table-cell>
          <table:table-cell office:value-type="float" office:value="1.01742440587434">
            <text:p>1.0174244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.73845113013145">
            <text:p>1.73845113</text:p>
          </table:table-cell>
          <table:table-cell office:value-type="float" office:value="1.08532562706824">
            <text:p>1.08532563</text:p>
          </table:table-cell>
          <table:table-cell office:value-type="float" office:value="1.0186859320859">
            <text:p>1.0186859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.75623323514633">
            <text:p>1.75623324</text:p>
          </table:table-cell>
          <table:table-cell office:value-type="float" office:value="1.07801313399107">
            <text:p>1.07801313</text:p>
          </table:table-cell>
          <table:table-cell office:value-type="float" office:value="1.01744867768189">
            <text:p>1.0174486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.76760091661244">
            <text:p>1.76760092</text:p>
          </table:table-cell>
          <table:table-cell office:value-type="float" office:value="1.07348021947243">
            <text:p>1.07348022</text:p>
          </table:table-cell>
          <table:table-cell office:value-type="float" office:value="1.01777458139939">
            <text:p>1.0177745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.78306240119487">
            <text:p>1.78306240</text:p>
          </table:table-cell>
          <table:table-cell office:value-type="float" office:value="1.06685812945218">
            <text:p>1.06685813</text:p>
          </table:table-cell>
          <table:table-cell office:value-type="float" office:value="1.01688844394982">
            <text:p>1.0168884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.80000943813953">
            <text:p>1.80000944</text:p>
          </table:table-cell>
          <table:table-cell office:value-type="float" office:value="1.06148790123765">
            <text:p>1.06148790</text:p>
          </table:table-cell>
          <table:table-cell office:value-type="float" office:value="1.01707946651185">
            <text:p>1.0170794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.80529926027236">
            <text:p>1.80529926</text:p>
          </table:table-cell>
          <table:table-cell office:value-type="float" office:value="1.05789045126354">
            <text:p>1.05789045</text:p>
          </table:table-cell>
          <table:table-cell office:value-type="float" office:value="1.01765982471061">
            <text:p>1.0176598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.83843559832061">
            <text:p>1.83843560</text:p>
          </table:table-cell>
          <table:table-cell office:value-type="float" office:value="1.0544896200103">
            <text:p>1.05448962</text:p>
          </table:table-cell>
          <table:table-cell office:value-type="float" office:value="1.01765297816206">
            <text:p>1.0176529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.80956160341725">
            <text:p>1.80956160</text:p>
          </table:table-cell>
          <table:table-cell office:value-type="float" office:value="1.05185663033739">
            <text:p>1.05185663</text:p>
          </table:table-cell>
          <table:table-cell office:value-type="float" office:value="1.0178923069597">
            <text:p>1.0178923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.84318667717781">
            <text:p>1.84318668</text:p>
          </table:table-cell>
          <table:table-cell office:value-type="float" office:value="1.04736594860669">
            <text:p>1.04736595</text:p>
          </table:table-cell>
          <table:table-cell office:value-type="float" office:value="1.01680841137309">
            <text:p>1.0168084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.82728353061156">
            <text:p>1.82728353</text:p>
          </table:table-cell>
          <table:table-cell office:value-type="float" office:value="1.04613809985351">
            <text:p>1.04613810</text:p>
          </table:table-cell>
          <table:table-cell office:value-type="float" office:value="1.01800325527085">
            <text:p>1.0180032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.84946552464384">
            <text:p>1.84946552</text:p>
          </table:table-cell>
          <table:table-cell office:value-type="float" office:value="1.0460379860121">
            <text:p>1.04603799</text:p>
          </table:table-cell>
          <table:table-cell office:value-type="float" office:value="1.01728482891489">
            <text:p>1.0172848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.86081722251487">
            <text:p>1.86081722</text:p>
          </table:table-cell>
          <table:table-cell office:value-type="float" office:value="1.03941919041529">
            <text:p>1.03941919</text:p>
          </table:table-cell>
          <table:table-cell office:value-type="float" office:value="1.0173675486829">
            <text:p>1.0173675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.86096202087361">
            <text:p>1.86096202</text:p>
          </table:table-cell>
          <table:table-cell office:value-type="float" office:value="1.03813378500397">
            <text:p>1.03813379</text:p>
          </table:table-cell>
          <table:table-cell office:value-type="float" office:value="1.01668092014644">
            <text:p>1.0166809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.86468789634372">
            <text:p>1.86468790</text:p>
          </table:table-cell>
          <table:table-cell office:value-type="float" office:value="1.03562615555924">
            <text:p>1.03562616</text:p>
          </table:table-cell>
          <table:table-cell office:value-type="float" office:value="1.017338841006">
            <text:p>1.0173388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.88497489306514">
            <text:p>1.88497489</text:p>
          </table:table-cell>
          <table:table-cell office:value-type="float" office:value="1.03538354522834">
            <text:p>1.03538355</text:p>
          </table:table-cell>
          <table:table-cell office:value-type="float" office:value="1.01657557427348">
            <text:p>1.01657557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.86716708670346">
            <text:p>1.86716709</text:p>
          </table:table-cell>
          <table:table-cell office:value-type="float" office:value="1.03453405386396">
            <text:p>1.03453405</text:p>
          </table:table-cell>
          <table:table-cell office:value-type="float" office:value="1.01754019539">
            <text:p>1.0175402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.88341743843633">
            <text:p>1.88341744</text:p>
          </table:table-cell>
          <table:table-cell office:value-type="float" office:value="1.03301692890658">
            <text:p>1.03301693</text:p>
          </table:table-cell>
          <table:table-cell office:value-type="float" office:value="1.0173687273058">
            <text:p>1.0173687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.88841177823677">
            <text:p>1.88841178</text:p>
          </table:table-cell>
          <table:table-cell office:value-type="float" office:value="1.03002130712024">
            <text:p>1.03002131</text:p>
          </table:table-cell>
          <table:table-cell office:value-type="float" office:value="1.0160120520079">
            <text:p>1.0160120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1.88088810261748">
            <text:p>1.88088810</text:p>
          </table:table-cell>
          <table:table-cell office:value-type="float" office:value="1.03146110516055">
            <text:p>1.03146111</text:p>
          </table:table-cell>
          <table:table-cell office:value-type="float" office:value="1.01711165785939">
            <text:p>1.0171116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1.89542059723713">
            <text:p>1.89542060</text:p>
          </table:table-cell>
          <table:table-cell office:value-type="float" office:value="1.02890922397982">
            <text:p>1.02890922</text:p>
          </table:table-cell>
          <table:table-cell office:value-type="float" office:value="1.01648970911425">
            <text:p>1.0164897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.8910483901924">
            <text:p>1.89104839</text:p>
          </table:table-cell>
          <table:table-cell office:value-type="float" office:value="1.02715439803855">
            <text:p>1.02715440</text:p>
          </table:table-cell>
          <table:table-cell office:value-type="float" office:value="1.0157171838752">
            <text:p>1.0157171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.89730749366428">
            <text:p>1.89730749</text:p>
          </table:table-cell>
          <table:table-cell office:value-type="float" office:value="1.02819667523084">
            <text:p>1.02819668</text:p>
          </table:table-cell>
          <table:table-cell office:value-type="float" office:value="1.01628512767676">
            <text:p>1.0162851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.89542864471198">
            <text:p>1.89542864</text:p>
          </table:table-cell>
          <table:table-cell office:value-type="float" office:value="1.02618910236859">
            <text:p>1.02618910</text:p>
          </table:table-cell>
          <table:table-cell office:value-type="float" office:value="1.01574733092444">
            <text:p>1.0157473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.90776127651405">
            <text:p>1.90776128</text:p>
          </table:table-cell>
          <table:table-cell office:value-type="float" office:value="1.02519410728387">
            <text:p>1.02519411</text:p>
          </table:table-cell>
          <table:table-cell office:value-type="float" office:value="1.01686059037896">
            <text:p>1.0168605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.90543407876245">
            <text:p>1.90543408</text:p>
          </table:table-cell>
          <table:table-cell office:value-type="float" office:value="1.02640526970594">
            <text:p>1.02640527</text:p>
          </table:table-cell>
          <table:table-cell office:value-type="float" office:value="1.01577938887329">
            <text:p>1.0157793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.88766865070246">
            <text:p>1.88766865</text:p>
          </table:table-cell>
          <table:table-cell office:value-type="float" office:value="1.02559605556562">
            <text:p>1.02559606</text:p>
          </table:table-cell>
          <table:table-cell office:value-type="float" office:value="1.01568983475087">
            <text:p>1.0156898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.89106295937654">
            <text:p>1.89106296</text:p>
          </table:table-cell>
          <table:table-cell office:value-type="float" office:value="1.02247043008919">
            <text:p>1.02247043</text:p>
          </table:table-cell>
          <table:table-cell office:value-type="float" office:value="1.01491194251705">
            <text:p>1.0149119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.9145967491726">
            <text:p>1.91459675</text:p>
          </table:table-cell>
          <table:table-cell office:value-type="float" office:value="1.02272557229543">
            <text:p>1.02272557</text:p>
          </table:table-cell>
          <table:table-cell office:value-type="float" office:value="1.01484844041994">
            <text:p>1.0148484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.89876449240079">
            <text:p>1.89876449</text:p>
          </table:table-cell>
          <table:table-cell office:value-type="float" office:value="1.02343920328438">
            <text:p>1.02343920</text:p>
          </table:table-cell>
          <table:table-cell office:value-type="float" office:value="1.01601341949307">
            <text:p>1.0160134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.92082492696487">
            <text:p>1.92082493</text:p>
          </table:table-cell>
          <table:table-cell office:value-type="float" office:value="1.02528326681608">
            <text:p>1.02528327</text:p>
          </table:table-cell>
          <table:table-cell office:value-type="float" office:value="1.01813038791747">
            <text:p>1.0181303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.91083277593313">
            <text:p>1.91083278</text:p>
          </table:table-cell>
          <table:table-cell office:value-type="float" office:value="1.02517244274921">
            <text:p>1.02517244</text:p>
          </table:table-cell>
          <table:table-cell office:value-type="float" office:value="1.01695129975395">
            <text:p>1.0169513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.93127583733004">
            <text:p>1.93127584</text:p>
          </table:table-cell>
          <table:table-cell office:value-type="float" office:value="1.02266794266677">
            <text:p>1.02266794</text:p>
          </table:table-cell>
          <table:table-cell office:value-type="float" office:value="1.0167681042397">
            <text:p>1.0167681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.91520050732176">
            <text:p>1.91520051</text:p>
          </table:table-cell>
          <table:table-cell office:value-type="float" office:value="1.02338420138174">
            <text:p>1.02338420</text:p>
          </table:table-cell>
          <table:table-cell office:value-type="float" office:value="1.01662338471525">
            <text:p>1.0166233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.9371798710176">
            <text:p>1.93717987</text:p>
          </table:table-cell>
          <table:table-cell office:value-type="float" office:value="1.02209225140844">
            <text:p>1.02209225</text:p>
          </table:table-cell>
          <table:table-cell office:value-type="float" office:value="1.01651291701247">
            <text:p>1.0165129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.92450181844523">
            <text:p>1.92450182</text:p>
          </table:table-cell>
          <table:table-cell office:value-type="float" office:value="1.02119751134119">
            <text:p>1.02119751</text:p>
          </table:table-cell>
          <table:table-cell office:value-type="float" office:value="1.01706409949995">
            <text:p>1.0170641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.91494783636518">
            <text:p>1.91494784</text:p>
          </table:table-cell>
          <table:table-cell office:value-type="float" office:value="1.02192829876022">
            <text:p>1.02192830</text:p>
          </table:table-cell>
          <table:table-cell office:value-type="float" office:value="1.01670585571507">
            <text:p>1.0167058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.91975954905092">
            <text:p>1.91975955</text:p>
          </table:table-cell>
          <table:table-cell office:value-type="float" office:value="1.02165863236161">
            <text:p>1.02165863</text:p>
          </table:table-cell>
          <table:table-cell office:value-type="float" office:value="1.01552999142543">
            <text:p>1.0155299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.9128742784714">
            <text:p>1.91287428</text:p>
          </table:table-cell>
          <table:table-cell office:value-type="float" office:value="1.02084891356107">
            <text:p>1.02084891</text:p>
          </table:table-cell>
          <table:table-cell office:value-type="float" office:value="1.01585814153589">
            <text:p>1.01585814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.92450034321499">
            <text:p>1.92450034</text:p>
          </table:table-cell>
          <table:table-cell office:value-type="float" office:value="1.01946818797199">
            <text:p>1.01946819</text:p>
          </table:table-cell>
          <table:table-cell office:value-type="float" office:value="1.0157458619831">
            <text:p>1.0157458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1.91821972387467">
            <text:p>1.91821972</text:p>
          </table:table-cell>
          <table:table-cell office:value-type="float" office:value="1.01946791767947">
            <text:p>1.01946792</text:p>
          </table:table-cell>
          <table:table-cell office:value-type="float" office:value="1.0155782525342">
            <text:p>1.0155782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.918737686951">
            <text:p>1.91873769</text:p>
          </table:table-cell>
          <table:table-cell office:value-type="float" office:value="1.02190866635604">
            <text:p>1.02190867</text:p>
          </table:table-cell>
          <table:table-cell office:value-type="float" office:value="1.01676354711544">
            <text:p>1.0167635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.91772111354963">
            <text:p>1.91772111</text:p>
          </table:table-cell>
          <table:table-cell office:value-type="float" office:value="1.02070777881049">
            <text:p>1.02070778</text:p>
          </table:table-cell>
          <table:table-cell office:value-type="float" office:value="1.01646787603483">
            <text:p>1.0164678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.93128530651623">
            <text:p>1.93128531</text:p>
          </table:table-cell>
          <table:table-cell office:value-type="float" office:value="1.01991083831954">
            <text:p>1.01991084</text:p>
          </table:table-cell>
          <table:table-cell office:value-type="float" office:value="1.01641404768111">
            <text:p>1.0164140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1.93940352948426">
            <text:p>1.93940353</text:p>
          </table:table-cell>
          <table:table-cell office:value-type="float" office:value="1.01848061238084">
            <text:p>1.01848061</text:p>
          </table:table-cell>
          <table:table-cell office:value-type="float" office:value="1.01547080699783">
            <text:p>1.0154708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1.91941763370063">
            <text:p>1.91941763</text:p>
          </table:table-cell>
          <table:table-cell office:value-type="float" office:value="1.01937346580108">
            <text:p>1.01937347</text:p>
          </table:table-cell>
          <table:table-cell office:value-type="float" office:value="1.01635548957509">
            <text:p>1.0163554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.92652643114875">
            <text:p>1.92652643</text:p>
          </table:table-cell>
          <table:table-cell office:value-type="float" office:value="1.01830767173301">
            <text:p>1.01830767</text:p>
          </table:table-cell>
          <table:table-cell office:value-type="float" office:value="1.01451008574762">
            <text:p>1.01451009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.947070661938">
            <text:p>1.94707066</text:p>
          </table:table-cell>
          <table:table-cell office:value-type="float" office:value="1.02050432553447">
            <text:p>1.02050433</text:p>
          </table:table-cell>
          <table:table-cell office:value-type="float" office:value="1.01659645278759">
            <text:p>1.0165964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.9427766395297">
            <text:p>1.94277664</text:p>
          </table:table-cell>
          <table:table-cell office:value-type="float" office:value="1.01825642483615">
            <text:p>1.01825642</text:p>
          </table:table-cell>
          <table:table-cell office:value-type="float" office:value="1.01536839617098">
            <text:p>1.01536840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1.94505829452755">
            <text:p>1.94505829</text:p>
          </table:table-cell>
          <table:table-cell office:value-type="float" office:value="1.01841078629779">
            <text:p>1.01841079</text:p>
          </table:table-cell>
          <table:table-cell office:value-type="float" office:value="1.01555225965962">
            <text:p>1.0155522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.9219065243733">
            <text:p>1.92190652</text:p>
          </table:table-cell>
          <table:table-cell office:value-type="float" office:value="1.01869418232358">
            <text:p>1.01869418</text:p>
          </table:table-cell>
          <table:table-cell office:value-type="float" office:value="1.01577801916163">
            <text:p>1.01577802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.92198660788124">
            <text:p>1.92198661</text:p>
          </table:table-cell>
          <table:table-cell office:value-type="float" office:value="1.0195287053909">
            <text:p>1.01952871</text:p>
          </table:table-cell>
          <table:table-cell office:value-type="float" office:value="1.01561216098678">
            <text:p>1.0156121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1.94196305548335">
            <text:p>1.94196306</text:p>
          </table:table-cell>
          <table:table-cell office:value-type="float" office:value="1.01948995381084">
            <text:p>1.01948995</text:p>
          </table:table-cell>
          <table:table-cell office:value-type="float" office:value="1.01672911157768">
            <text:p>1.0167291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.91530276975261">
            <text:p>1.91530277</text:p>
          </table:table-cell>
          <table:table-cell office:value-type="float" office:value="1.01728229026288">
            <text:p>1.01728229</text:p>
          </table:table-cell>
          <table:table-cell office:value-type="float" office:value="1.01480026305218">
            <text:p>1.0148002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.92337201515653">
            <text:p>1.92337202</text:p>
          </table:table-cell>
          <table:table-cell office:value-type="float" office:value="1.02010108435954">
            <text:p>1.02010108</text:p>
          </table:table-cell>
          <table:table-cell office:value-type="float" office:value="1.01638361206864">
            <text:p>1.01638361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1.9313518550107">
            <text:p>1.93135186</text:p>
          </table:table-cell>
          <table:table-cell office:value-type="float" office:value="1.01681862096518">
            <text:p>1.01681862</text:p>
          </table:table-cell>
          <table:table-cell office:value-type="float" office:value="1.01470584543863">
            <text:p>1.01470585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.94920621732492">
            <text:p>1.94920622</text:p>
          </table:table-cell>
          <table:table-cell office:value-type="float" office:value="1.01769622342123">
            <text:p>1.01769622</text:p>
          </table:table-cell>
          <table:table-cell office:value-type="float" office:value="1.01551282949348">
            <text:p>1.01551283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.94039738571584">
            <text:p>1.94039739</text:p>
          </table:table-cell>
          <table:table-cell office:value-type="float" office:value="1.01849474931099">
            <text:p>1.01849475</text:p>
          </table:table-cell>
          <table:table-cell office:value-type="float" office:value="1.0151846834112">
            <text:p>1.01518468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.93975889976084">
            <text:p>1.93975890</text:p>
          </table:table-cell>
          <table:table-cell office:value-type="float" office:value="1.0167948589585">
            <text:p>1.01679486</text:p>
          </table:table-cell>
          <table:table-cell office:value-type="float" office:value="1.01413126164028">
            <text:p>1.0141312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6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010/11/25</text:date>, <text:time>15:2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5T15:20:20.76</meta:creation-date>
    <dc:date>2010-11-25T15:25:39.33</dc:date>
    <meta:editing-duration>PT00H05M23S</meta:editing-duration>
    <meta:editing-cycles>1</meta:editing-cycles>
    <meta:document-statistic meta:table-count="3" meta:cell-count="652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false" chart:minimum="1" chart:maximum="2" chart:interval-major="0.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109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9" style:family="chart" style:data-style-name="N109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73cm" svg:height="18.072cm" xlink:href=".." chart:class="chart:line" chart:style-name="ch1">
        <chart:legend chart:legend-position="end" svg:x="14.091cm" svg:y="8.301cm" chart:style-name="ch2"/>
        <chart:plot-area chart:style-name="ch3" table:cell-range-address="Sheet1.E2:Sheet1.H82" chart:data-source-has-labels="both" svg:x="0.309cm" svg:y="0.361cm" svg:width="13.474cm" svg:height="16.989cm">
          <chart:axis chart:dimension="x" chart:name="primary-x" chart:style-name="ch4">
            <chart:categories table:cell-range-address="Sheet1.E3:Sheet1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82" chart:label-cell-address="Sheet1.F2:Sheet1.F2" chart:class="chart:line">
            <chart:data-point chart:repeated="80"/>
          </chart:series>
          <chart:series chart:style-name="ch8" chart:values-cell-range-address="Sheet1.G3:Sheet1.G82" chart:label-cell-address="Sheet1.G2:Sheet1.G2" chart:class="chart:line">
            <chart:data-point chart:repeated="80"/>
          </chart:series>
          <chart:series chart:style-name="ch9" chart:values-cell-range-address="Sheet1.H3:Sheet1.H82" chart:label-cell-address="Sheet1.H2:Sheet1.H2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:Sheet1.F2"> R1</text:p>
              </table:table-cell>
              <table:table-cell office:value-type="string">
                <text:p text:id="Sheet1.G2:Sheet1.G2"> R2</text:p>
              </table:table-cell>
              <table:table-cell office:value-type="string">
                <text:p text:id="Sheet1.H2:Sheet1.H2">R3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82">1</text:p>
              </table:table-cell>
              <table:table-cell office:value-type="float" office:value="1.03442959000289">
                <text:p text:id="Sheet1.F3:Sheet1.F82">1.03442959000289</text:p>
              </table:table-cell>
              <table:table-cell office:value-type="float" office:value="1.02514897633923">
                <text:p text:id="Sheet1.G3:Sheet1.G82">1.02514897633923</text:p>
              </table:table-cell>
              <table:table-cell office:value-type="float" office:value="1.00165841655448">
                <text:p text:id="Sheet1.H3:Sheet1.H82">1.001658416554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859455067402">
                <text:p>1.06859455067402</text:p>
              </table:table-cell>
              <table:table-cell office:value-type="float" office:value="1.0480000043555">
                <text:p>1.0480000043555</text:p>
              </table:table-cell>
              <table:table-cell office:value-type="float" office:value="1.00382927834143">
                <text:p>1.00382927834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381759049569">
                <text:p>1.10381759049569</text:p>
              </table:table-cell>
              <table:table-cell office:value-type="float" office:value="1.06990720450759">
                <text:p>1.06990720450759</text:p>
              </table:table-cell>
              <table:table-cell office:value-type="float" office:value="1.00499539500588">
                <text:p>1.00499539500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478925006361">
                <text:p>1.13478925006361</text:p>
              </table:table-cell>
              <table:table-cell office:value-type="float" office:value="1.08670318941484">
                <text:p>1.08670318941484</text:p>
              </table:table-cell>
              <table:table-cell office:value-type="float" office:value="1.00567885088584">
                <text:p>1.0056788508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224559362999">
                <text:p>1.17224559362999</text:p>
              </table:table-cell>
              <table:table-cell office:value-type="float" office:value="1.10252091202638">
                <text:p>1.10252091202638</text:p>
              </table:table-cell>
              <table:table-cell office:value-type="float" office:value="1.00684051285243">
                <text:p>1.0068405128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0733565278593">
                <text:p>1.20733565278593</text:p>
              </table:table-cell>
              <table:table-cell office:value-type="float" office:value="1.12017018758967">
                <text:p>1.12017018758967</text:p>
              </table:table-cell>
              <table:table-cell office:value-type="float" office:value="1.00734618376889">
                <text:p>1.00734618376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132370840708">
                <text:p>1.24132370840708</text:p>
              </table:table-cell>
              <table:table-cell office:value-type="float" office:value="1.12725408307832">
                <text:p>1.12725408307832</text:p>
              </table:table-cell>
              <table:table-cell office:value-type="float" office:value="1.00831982541149">
                <text:p>1.0083198254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597512974117">
                <text:p>1.27597512974117</text:p>
              </table:table-cell>
              <table:table-cell office:value-type="float" office:value="1.13951281983935">
                <text:p>1.13951281983935</text:p>
              </table:table-cell>
              <table:table-cell office:value-type="float" office:value="1.00945454154713">
                <text:p>1.00945454154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393302785258">
                <text:p>1.31393302785258</text:p>
              </table:table-cell>
              <table:table-cell office:value-type="float" office:value="1.14882967967123">
                <text:p>1.14882967967123</text:p>
              </table:table-cell>
              <table:table-cell office:value-type="float" office:value="1.01076297328734">
                <text:p>1.01076297328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965295918991">
                <text:p>1.34965295918991</text:p>
              </table:table-cell>
              <table:table-cell office:value-type="float" office:value="1.15294309893202">
                <text:p>1.15294309893202</text:p>
              </table:table-cell>
              <table:table-cell office:value-type="float" office:value="1.01158127191321">
                <text:p>1.01158127191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223201487522">
                <text:p>1.38223201487522</text:p>
              </table:table-cell>
              <table:table-cell office:value-type="float" office:value="1.15736600999053">
                <text:p>1.15736600999053</text:p>
              </table:table-cell>
              <table:table-cell office:value-type="float" office:value="1.01188386825881">
                <text:p>1.01188386825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720293550122">
                <text:p>1.41720293550122</text:p>
              </table:table-cell>
              <table:table-cell office:value-type="float" office:value="1.15734717835891">
                <text:p>1.15734717835891</text:p>
              </table:table-cell>
              <table:table-cell office:value-type="float" office:value="1.01289683103112">
                <text:p>1.01289683103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60113477175">
                <text:p>1.4560113477175</text:p>
              </table:table-cell>
              <table:table-cell office:value-type="float" office:value="1.15607078320757">
                <text:p>1.15607078320757</text:p>
              </table:table-cell>
              <table:table-cell office:value-type="float" office:value="1.01336766953655">
                <text:p>1.0133676695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313848755571">
                <text:p>1.49313848755571</text:p>
              </table:table-cell>
              <table:table-cell office:value-type="float" office:value="1.15166696448965">
                <text:p>1.15166696448965</text:p>
              </table:table-cell>
              <table:table-cell office:value-type="float" office:value="1.0144385504504">
                <text:p>1.0144385504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047770741634">
                <text:p>1.52047770741634</text:p>
              </table:table-cell>
              <table:table-cell office:value-type="float" office:value="1.14710956529512">
                <text:p>1.14710956529512</text:p>
              </table:table-cell>
              <table:table-cell office:value-type="float" office:value="1.01535591460887">
                <text:p>1.01535591460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862625302368">
                <text:p>1.55862625302368</text:p>
              </table:table-cell>
              <table:table-cell office:value-type="float" office:value="1.13795428987121">
                <text:p>1.13795428987121</text:p>
              </table:table-cell>
              <table:table-cell office:value-type="float" office:value="1.01545385189245">
                <text:p>1.01545385189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8751772091748">
                <text:p>1.58751772091748</text:p>
              </table:table-cell>
              <table:table-cell office:value-type="float" office:value="1.12855876791781">
                <text:p>1.12855876791781</text:p>
              </table:table-cell>
              <table:table-cell office:value-type="float" office:value="1.01582581080373">
                <text:p>1.01582581080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2107669843404">
                <text:p>1.62107669843404</text:p>
              </table:table-cell>
              <table:table-cell office:value-type="float" office:value="1.12383861618515">
                <text:p>1.12383861618515</text:p>
              </table:table-cell>
              <table:table-cell office:value-type="float" office:value="1.01639049019968">
                <text:p>1.01639049019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420669897367">
                <text:p>1.64420669897367</text:p>
              </table:table-cell>
              <table:table-cell office:value-type="float" office:value="1.11466482639294">
                <text:p>1.11466482639294</text:p>
              </table:table-cell>
              <table:table-cell office:value-type="float" office:value="1.01637480613416">
                <text:p>1.0163748061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56971510562">
                <text:p>1.66656971510562</text:p>
              </table:table-cell>
              <table:table-cell office:value-type="float" office:value="1.10423372155059">
                <text:p>1.10423372155059</text:p>
              </table:table-cell>
              <table:table-cell office:value-type="float" office:value="1.01778342851848">
                <text:p>1.01778342851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9625193404199">
                <text:p>1.69625193404199</text:p>
              </table:table-cell>
              <table:table-cell office:value-type="float" office:value="1.09850358879658">
                <text:p>1.09850358879658</text:p>
              </table:table-cell>
              <table:table-cell office:value-type="float" office:value="1.01768640343138">
                <text:p>1.01768640343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1200781736495">
                <text:p>1.71200781736495</text:p>
              </table:table-cell>
              <table:table-cell office:value-type="float" office:value="1.08905190529946">
                <text:p>1.08905190529946</text:p>
              </table:table-cell>
              <table:table-cell office:value-type="float" office:value="1.01742440587434">
                <text:p>1.01742440587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845113013145">
                <text:p>1.73845113013145</text:p>
              </table:table-cell>
              <table:table-cell office:value-type="float" office:value="1.08532562706824">
                <text:p>1.08532562706824</text:p>
              </table:table-cell>
              <table:table-cell office:value-type="float" office:value="1.0186859320859">
                <text:p>1.0186859320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5623323514633">
                <text:p>1.75623323514633</text:p>
              </table:table-cell>
              <table:table-cell office:value-type="float" office:value="1.07801313399107">
                <text:p>1.07801313399107</text:p>
              </table:table-cell>
              <table:table-cell office:value-type="float" office:value="1.01744867768189">
                <text:p>1.01744867768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6760091661244">
                <text:p>1.76760091661244</text:p>
              </table:table-cell>
              <table:table-cell office:value-type="float" office:value="1.07348021947243">
                <text:p>1.07348021947243</text:p>
              </table:table-cell>
              <table:table-cell office:value-type="float" office:value="1.01777458139939">
                <text:p>1.01777458139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8306240119487">
                <text:p>1.78306240119487</text:p>
              </table:table-cell>
              <table:table-cell office:value-type="float" office:value="1.06685812945218">
                <text:p>1.06685812945218</text:p>
              </table:table-cell>
              <table:table-cell office:value-type="float" office:value="1.01688844394982">
                <text:p>1.01688844394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0000943813953">
                <text:p>1.80000943813953</text:p>
              </table:table-cell>
              <table:table-cell office:value-type="float" office:value="1.06148790123765">
                <text:p>1.06148790123765</text:p>
              </table:table-cell>
              <table:table-cell office:value-type="float" office:value="1.01707946651185">
                <text:p>1.01707946651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0529926027236">
                <text:p>1.80529926027236</text:p>
              </table:table-cell>
              <table:table-cell office:value-type="float" office:value="1.05789045126354">
                <text:p>1.05789045126354</text:p>
              </table:table-cell>
              <table:table-cell office:value-type="float" office:value="1.01765982471061">
                <text:p>1.01765982471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3843559832061">
                <text:p>1.83843559832061</text:p>
              </table:table-cell>
              <table:table-cell office:value-type="float" office:value="1.0544896200103">
                <text:p>1.0544896200103</text:p>
              </table:table-cell>
              <table:table-cell office:value-type="float" office:value="1.01765297816206">
                <text:p>1.01765297816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956160341725">
                <text:p>1.80956160341725</text:p>
              </table:table-cell>
              <table:table-cell office:value-type="float" office:value="1.05185663033739">
                <text:p>1.05185663033739</text:p>
              </table:table-cell>
              <table:table-cell office:value-type="float" office:value="1.0178923069597">
                <text:p>1.0178923069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4318667717781">
                <text:p>1.84318667717781</text:p>
              </table:table-cell>
              <table:table-cell office:value-type="float" office:value="1.04736594860669">
                <text:p>1.04736594860669</text:p>
              </table:table-cell>
              <table:table-cell office:value-type="float" office:value="1.01680841137309">
                <text:p>1.016808411373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728353061156">
                <text:p>1.82728353061156</text:p>
              </table:table-cell>
              <table:table-cell office:value-type="float" office:value="1.04613809985351">
                <text:p>1.04613809985351</text:p>
              </table:table-cell>
              <table:table-cell office:value-type="float" office:value="1.01800325527085">
                <text:p>1.01800325527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4946552464384">
                <text:p>1.84946552464384</text:p>
              </table:table-cell>
              <table:table-cell office:value-type="float" office:value="1.0460379860121">
                <text:p>1.0460379860121</text:p>
              </table:table-cell>
              <table:table-cell office:value-type="float" office:value="1.01728482891489">
                <text:p>1.01728482891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081722251487">
                <text:p>1.86081722251487</text:p>
              </table:table-cell>
              <table:table-cell office:value-type="float" office:value="1.03941919041529">
                <text:p>1.03941919041529</text:p>
              </table:table-cell>
              <table:table-cell office:value-type="float" office:value="1.0173675486829">
                <text:p>1.017367548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096202087361">
                <text:p>1.86096202087361</text:p>
              </table:table-cell>
              <table:table-cell office:value-type="float" office:value="1.03813378500397">
                <text:p>1.03813378500397</text:p>
              </table:table-cell>
              <table:table-cell office:value-type="float" office:value="1.01668092014644">
                <text:p>1.01668092014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468789634372">
                <text:p>1.86468789634372</text:p>
              </table:table-cell>
              <table:table-cell office:value-type="float" office:value="1.03562615555924">
                <text:p>1.03562615555924</text:p>
              </table:table-cell>
              <table:table-cell office:value-type="float" office:value="1.017338841006">
                <text:p>1.017338841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8497489306514">
                <text:p>1.88497489306514</text:p>
              </table:table-cell>
              <table:table-cell office:value-type="float" office:value="1.03538354522834">
                <text:p>1.03538354522834</text:p>
              </table:table-cell>
              <table:table-cell office:value-type="float" office:value="1.01657557427348">
                <text:p>1.01657557427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6716708670346">
                <text:p>1.86716708670346</text:p>
              </table:table-cell>
              <table:table-cell office:value-type="float" office:value="1.03453405386396">
                <text:p>1.03453405386396</text:p>
              </table:table-cell>
              <table:table-cell office:value-type="float" office:value="1.01754019539">
                <text:p>1.01754019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8341743843633">
                <text:p>1.88341743843633</text:p>
              </table:table-cell>
              <table:table-cell office:value-type="float" office:value="1.03301692890658">
                <text:p>1.03301692890658</text:p>
              </table:table-cell>
              <table:table-cell office:value-type="float" office:value="1.0173687273058">
                <text:p>1.0173687273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8841177823677">
                <text:p>1.88841177823677</text:p>
              </table:table-cell>
              <table:table-cell office:value-type="float" office:value="1.03002130712024">
                <text:p>1.03002130712024</text:p>
              </table:table-cell>
              <table:table-cell office:value-type="float" office:value="1.0160120520079">
                <text:p>1.0160120520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8088810261748">
                <text:p>1.88088810261748</text:p>
              </table:table-cell>
              <table:table-cell office:value-type="float" office:value="1.03146110516055">
                <text:p>1.03146110516055</text:p>
              </table:table-cell>
              <table:table-cell office:value-type="float" office:value="1.01711165785939">
                <text:p>1.01711165785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9542059723713">
                <text:p>1.89542059723713</text:p>
              </table:table-cell>
              <table:table-cell office:value-type="float" office:value="1.02890922397982">
                <text:p>1.02890922397982</text:p>
              </table:table-cell>
              <table:table-cell office:value-type="float" office:value="1.01648970911425">
                <text:p>1.01648970911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910483901924">
                <text:p>1.8910483901924</text:p>
              </table:table-cell>
              <table:table-cell office:value-type="float" office:value="1.02715439803855">
                <text:p>1.02715439803855</text:p>
              </table:table-cell>
              <table:table-cell office:value-type="float" office:value="1.0157171838752">
                <text:p>1.0157171838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9730749366428">
                <text:p>1.89730749366428</text:p>
              </table:table-cell>
              <table:table-cell office:value-type="float" office:value="1.02819667523084">
                <text:p>1.02819667523084</text:p>
              </table:table-cell>
              <table:table-cell office:value-type="float" office:value="1.01628512767676">
                <text:p>1.01628512767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9542864471198">
                <text:p>1.89542864471198</text:p>
              </table:table-cell>
              <table:table-cell office:value-type="float" office:value="1.02618910236859">
                <text:p>1.02618910236859</text:p>
              </table:table-cell>
              <table:table-cell office:value-type="float" office:value="1.01574733092444">
                <text:p>1.01574733092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0776127651405">
                <text:p>1.90776127651405</text:p>
              </table:table-cell>
              <table:table-cell office:value-type="float" office:value="1.02519410728387">
                <text:p>1.02519410728387</text:p>
              </table:table-cell>
              <table:table-cell office:value-type="float" office:value="1.01686059037896">
                <text:p>1.01686059037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0543407876245">
                <text:p>1.90543407876245</text:p>
              </table:table-cell>
              <table:table-cell office:value-type="float" office:value="1.02640526970594">
                <text:p>1.02640526970594</text:p>
              </table:table-cell>
              <table:table-cell office:value-type="float" office:value="1.01577938887329">
                <text:p>1.01577938887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766865070246">
                <text:p>1.88766865070246</text:p>
              </table:table-cell>
              <table:table-cell office:value-type="float" office:value="1.02559605556562">
                <text:p>1.02559605556562</text:p>
              </table:table-cell>
              <table:table-cell office:value-type="float" office:value="1.01568983475087">
                <text:p>1.01568983475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9106295937654">
                <text:p>1.89106295937654</text:p>
              </table:table-cell>
              <table:table-cell office:value-type="float" office:value="1.02247043008919">
                <text:p>1.02247043008919</text:p>
              </table:table-cell>
              <table:table-cell office:value-type="float" office:value="1.01491194251705">
                <text:p>1.01491194251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45967491726">
                <text:p>1.9145967491726</text:p>
              </table:table-cell>
              <table:table-cell office:value-type="float" office:value="1.02272557229543">
                <text:p>1.02272557229543</text:p>
              </table:table-cell>
              <table:table-cell office:value-type="float" office:value="1.01484844041994">
                <text:p>1.01484844041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9876449240079">
                <text:p>1.89876449240079</text:p>
              </table:table-cell>
              <table:table-cell office:value-type="float" office:value="1.02343920328438">
                <text:p>1.02343920328438</text:p>
              </table:table-cell>
              <table:table-cell office:value-type="float" office:value="1.01601341949307">
                <text:p>1.01601341949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2082492696487">
                <text:p>1.92082492696487</text:p>
              </table:table-cell>
              <table:table-cell office:value-type="float" office:value="1.02528326681608">
                <text:p>1.02528326681608</text:p>
              </table:table-cell>
              <table:table-cell office:value-type="float" office:value="1.01813038791747">
                <text:p>1.01813038791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083277593313">
                <text:p>1.91083277593313</text:p>
              </table:table-cell>
              <table:table-cell office:value-type="float" office:value="1.02517244274921">
                <text:p>1.02517244274921</text:p>
              </table:table-cell>
              <table:table-cell office:value-type="float" office:value="1.01695129975395">
                <text:p>1.01695129975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3127583733004">
                <text:p>1.93127583733004</text:p>
              </table:table-cell>
              <table:table-cell office:value-type="float" office:value="1.02266794266677">
                <text:p>1.02266794266677</text:p>
              </table:table-cell>
              <table:table-cell office:value-type="float" office:value="1.0167681042397">
                <text:p>1.0167681042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1520050732176">
                <text:p>1.91520050732176</text:p>
              </table:table-cell>
              <table:table-cell office:value-type="float" office:value="1.02338420138174">
                <text:p>1.02338420138174</text:p>
              </table:table-cell>
              <table:table-cell office:value-type="float" office:value="1.01662338471525">
                <text:p>1.01662338471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371798710176">
                <text:p>1.9371798710176</text:p>
              </table:table-cell>
              <table:table-cell office:value-type="float" office:value="1.02209225140844">
                <text:p>1.02209225140844</text:p>
              </table:table-cell>
              <table:table-cell office:value-type="float" office:value="1.01651291701247">
                <text:p>1.01651291701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2450181844523">
                <text:p>1.92450181844523</text:p>
              </table:table-cell>
              <table:table-cell office:value-type="float" office:value="1.02119751134119">
                <text:p>1.02119751134119</text:p>
              </table:table-cell>
              <table:table-cell office:value-type="float" office:value="1.01706409949995">
                <text:p>1.01706409949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1494783636518">
                <text:p>1.91494783636518</text:p>
              </table:table-cell>
              <table:table-cell office:value-type="float" office:value="1.02192829876022">
                <text:p>1.02192829876022</text:p>
              </table:table-cell>
              <table:table-cell office:value-type="float" office:value="1.01670585571507">
                <text:p>1.01670585571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1975954905092">
                <text:p>1.91975954905092</text:p>
              </table:table-cell>
              <table:table-cell office:value-type="float" office:value="1.02165863236161">
                <text:p>1.02165863236161</text:p>
              </table:table-cell>
              <table:table-cell office:value-type="float" office:value="1.01552999142543">
                <text:p>1.01552999142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128742784714">
                <text:p>1.9128742784714</text:p>
              </table:table-cell>
              <table:table-cell office:value-type="float" office:value="1.02084891356107">
                <text:p>1.02084891356107</text:p>
              </table:table-cell>
              <table:table-cell office:value-type="float" office:value="1.01585814153589">
                <text:p>1.01585814153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2450034321499">
                <text:p>1.92450034321499</text:p>
              </table:table-cell>
              <table:table-cell office:value-type="float" office:value="1.01946818797199">
                <text:p>1.01946818797199</text:p>
              </table:table-cell>
              <table:table-cell office:value-type="float" office:value="1.0157458619831">
                <text:p>1.0157458619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821972387467">
                <text:p>1.91821972387467</text:p>
              </table:table-cell>
              <table:table-cell office:value-type="float" office:value="1.01946791767947">
                <text:p>1.01946791767947</text:p>
              </table:table-cell>
              <table:table-cell office:value-type="float" office:value="1.0155782525342">
                <text:p>1.0155782525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18737686951">
                <text:p>1.918737686951</text:p>
              </table:table-cell>
              <table:table-cell office:value-type="float" office:value="1.02190866635604">
                <text:p>1.02190866635604</text:p>
              </table:table-cell>
              <table:table-cell office:value-type="float" office:value="1.01676354711544">
                <text:p>1.01676354711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1772111354963">
                <text:p>1.91772111354963</text:p>
              </table:table-cell>
              <table:table-cell office:value-type="float" office:value="1.02070777881049">
                <text:p>1.02070777881049</text:p>
              </table:table-cell>
              <table:table-cell office:value-type="float" office:value="1.01646787603483">
                <text:p>1.01646787603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3128530651623">
                <text:p>1.93128530651623</text:p>
              </table:table-cell>
              <table:table-cell office:value-type="float" office:value="1.01991083831954">
                <text:p>1.01991083831954</text:p>
              </table:table-cell>
              <table:table-cell office:value-type="float" office:value="1.01641404768111">
                <text:p>1.01641404768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3940352948426">
                <text:p>1.93940352948426</text:p>
              </table:table-cell>
              <table:table-cell office:value-type="float" office:value="1.01848061238084">
                <text:p>1.01848061238084</text:p>
              </table:table-cell>
              <table:table-cell office:value-type="float" office:value="1.01547080699783">
                <text:p>1.01547080699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1941763370063">
                <text:p>1.91941763370063</text:p>
              </table:table-cell>
              <table:table-cell office:value-type="float" office:value="1.01937346580108">
                <text:p>1.01937346580108</text:p>
              </table:table-cell>
              <table:table-cell office:value-type="float" office:value="1.01635548957509">
                <text:p>1.01635548957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2652643114875">
                <text:p>1.92652643114875</text:p>
              </table:table-cell>
              <table:table-cell office:value-type="float" office:value="1.01830767173301">
                <text:p>1.01830767173301</text:p>
              </table:table-cell>
              <table:table-cell office:value-type="float" office:value="1.01451008574762">
                <text:p>1.01451008574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47070661938">
                <text:p>1.947070661938</text:p>
              </table:table-cell>
              <table:table-cell office:value-type="float" office:value="1.02050432553447">
                <text:p>1.02050432553447</text:p>
              </table:table-cell>
              <table:table-cell office:value-type="float" office:value="1.01659645278759">
                <text:p>1.0165964527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427766395297">
                <text:p>1.9427766395297</text:p>
              </table:table-cell>
              <table:table-cell office:value-type="float" office:value="1.01825642483615">
                <text:p>1.01825642483615</text:p>
              </table:table-cell>
              <table:table-cell office:value-type="float" office:value="1.01536839617098">
                <text:p>1.01536839617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4505829452755">
                <text:p>1.94505829452755</text:p>
              </table:table-cell>
              <table:table-cell office:value-type="float" office:value="1.01841078629779">
                <text:p>1.01841078629779</text:p>
              </table:table-cell>
              <table:table-cell office:value-type="float" office:value="1.01555225965962">
                <text:p>1.01555225965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219065243733">
                <text:p>1.9219065243733</text:p>
              </table:table-cell>
              <table:table-cell office:value-type="float" office:value="1.01869418232358">
                <text:p>1.01869418232358</text:p>
              </table:table-cell>
              <table:table-cell office:value-type="float" office:value="1.01577801916163">
                <text:p>1.01577801916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2198660788124">
                <text:p>1.92198660788124</text:p>
              </table:table-cell>
              <table:table-cell office:value-type="float" office:value="1.0195287053909">
                <text:p>1.0195287053909</text:p>
              </table:table-cell>
              <table:table-cell office:value-type="float" office:value="1.01561216098678">
                <text:p>1.01561216098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4196305548335">
                <text:p>1.94196305548335</text:p>
              </table:table-cell>
              <table:table-cell office:value-type="float" office:value="1.01948995381084">
                <text:p>1.01948995381084</text:p>
              </table:table-cell>
              <table:table-cell office:value-type="float" office:value="1.01672911157768">
                <text:p>1.01672911157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1530276975261">
                <text:p>1.91530276975261</text:p>
              </table:table-cell>
              <table:table-cell office:value-type="float" office:value="1.01728229026288">
                <text:p>1.01728229026288</text:p>
              </table:table-cell>
              <table:table-cell office:value-type="float" office:value="1.01480026305218">
                <text:p>1.01480026305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2337201515653">
                <text:p>1.92337201515653</text:p>
              </table:table-cell>
              <table:table-cell office:value-type="float" office:value="1.02010108435954">
                <text:p>1.02010108435954</text:p>
              </table:table-cell>
              <table:table-cell office:value-type="float" office:value="1.01638361206864">
                <text:p>1.01638361206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313518550107">
                <text:p>1.9313518550107</text:p>
              </table:table-cell>
              <table:table-cell office:value-type="float" office:value="1.01681862096518">
                <text:p>1.01681862096518</text:p>
              </table:table-cell>
              <table:table-cell office:value-type="float" office:value="1.01470584543863">
                <text:p>1.01470584543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4920621732492">
                <text:p>1.94920621732492</text:p>
              </table:table-cell>
              <table:table-cell office:value-type="float" office:value="1.01769622342123">
                <text:p>1.01769622342123</text:p>
              </table:table-cell>
              <table:table-cell office:value-type="float" office:value="1.01551282949348">
                <text:p>1.01551282949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4039738571584">
                <text:p>1.94039738571584</text:p>
              </table:table-cell>
              <table:table-cell office:value-type="float" office:value="1.01849474931099">
                <text:p>1.01849474931099</text:p>
              </table:table-cell>
              <table:table-cell office:value-type="float" office:value="1.0151846834112">
                <text:p>1.015184683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975889976084">
                <text:p>1.93975889976084</text:p>
              </table:table-cell>
              <table:table-cell office:value-type="float" office:value="1.0167948589585">
                <text:p>1.0167948589585</text:p>
              </table:table-cell>
              <table:table-cell office:value-type="float" office:value="1.01413126164028">
                <text:p>1.01413126164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